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itorModel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Model.MonitorModel( MonitorStats st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Model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nitorMode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Model.getTimestamp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nitorModel.notifyListeners( MonitorModel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nitorModel.Monito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nitorModel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Model.getMem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Model.addListener( Monitor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Model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Model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Model.cloneMonitor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nitorModel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Model.get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Model.getCpu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Model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Model.getThread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Model.getHeal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